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pan</text:p>
          </table:table-cell>
          <table:table-cell table:style-name="ce1" table:formula="of:=27*[Sheet2.B2]+3*[$Sheet2.B3]" office:value-type="float" office:value="8.3058" calcext:value-type="float">
            <text:p>8.31</text:p>
          </table:table-cell>
          <table:table-cell office:value-type="string" calcext:value-type="string">
            <text:p>m</text:p>
          </table:table-cell>
          <table:table-cell table:formula="of:=[.B1]/[$Sheet2.$B$2]" office:value-type="float" office:value="27.25" calcext:value-type="float">
            <text:p>27.25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(M=0)</text:p>
          </table:table-cell>
          <table:table-cell table:style-name="ce1" table:formula="of:=4.3145/17.1977*[.B1]" office:value-type="float" office:value="2.08373062095513" calcext:value-type="float">
            <text:p>2.08</text:p>
          </table:table-cell>
          <table:table-cell office:value-type="string" calcext:value-type="string">
            <text:p>m</text:p>
          </table:table-cell>
          <table:table-cell table:style-name="ce1" table:formula="of:=[.B2]/[$Sheet2.$B$2]" office:value-type="float" office:value="6.83638655169005" calcext:value-type="float">
            <text:p>6.84</text:p>
          </table:table-cell>
          <table:table-cell office:value-type="string" calcext:value-type="string">
            <text:p>ft</text:p>
          </table:table-cell>
          <table:table-cell table:formula="of:=FLOOR([.D2])" office:value-type="float" office:value="6" calcext:value-type="float">
            <text:p>6</text:p>
          </table:table-cell>
          <table:table-cell table:style-name="ce1" table:formula="of:=([.D2]-[.F2])*12" office:value-type="float" office:value="10.0366386202806" calcext:value-type="float">
            <text:p>10.04</text:p>
          </table:table-cell>
        </table:table-row>
        <table:table-row table:style-name="ro1">
          <table:table-cell office:value-type="string" calcext:value-type="string">
            <text:p>V(x=2.08m)</text:p>
          </table:table-cell>
          <table:table-cell table:style-name="ce1" office:value-type="float" office:value="185" calcext:value-type="float">
            <text:p>185.00</text:p>
          </table:table-cell>
          <table:table-cell office:value-type="string" calcext:value-type="string">
            <text:p>kN</text:p>
          </table:table-cell>
          <table:table-cell table:style-name="ce1" table:formula="of:=[.D2]+[.D1]" office:value-type="float" office:value="34.08638655169" calcext:value-type="float">
            <text:p>34.09</text:p>
          </table:table-cell>
          <table:table-cell office:value-type="string" calcext:value-type="string">
            <text:p>ft</text:p>
          </table:table-cell>
          <table:table-cell table:formula="of:=FLOOR([.D3])" office:value-type="float" office:value="34" calcext:value-type="float">
            <text:p>34</text:p>
          </table:table-cell>
          <table:table-cell table:style-name="ce1" table:formula="of:=([.D3]-[.F3])*12" office:value-type="float" office:value="1.03663862028057" calcext:value-type="float">
            <text:p>1.04</text:p>
          </table:table-cell>
        </table:table-row>
        <table:table-row table:style-name="ro1">
          <table:table-cell table:number-columns-repeated="3"/>
          <table:table-cell table:style-name="ce1" table:formula="of:=[.D1]*2-[.D3]" office:value-type="float" office:value="20.4136134483099" calcext:value-type="float">
            <text:p>20.41</text:p>
          </table:table-cell>
          <table:table-cell/>
          <table:table-cell table:formula="of:=FLOOR([.D4])" office:value-type="float" office:value="20" calcext:value-type="float">
            <text:p>20</text:p>
          </table:table-cell>
          <table:table-cell table:style-name="ce1" table:formula="of:=([.D4]-[.F4])*12" office:value-type="float" office:value="4.96336137971935" calcext:value-type="float">
            <text:p>4.96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Mmax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N m</text:p>
          </table:table-cell>
          <table:table-cell table:style-name="ce1" table:formula="of:=[.B9]/[Sheet2.B1]/[Sheet2.B2]" office:value-type="float" office:value="73.7562417104622" calcext:value-type="float">
            <text:p>73.76</text:p>
          </table:table-cell>
          <table:table-cell office:value-type="string" calcext:value-type="string">
            <text:p>kip 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x=</text:p>
          </table:table-cell>
          <table:table-cell table:style-name="ce1" table:formula="of:=[.B3]" office:value-type="float" office:value="185" calcext:value-type="float">
            <text:p>185.00</text:p>
          </table:table-cell>
          <table:table-cell office:value-type="string" calcext:value-type="string">
            <text:p>kN</text:p>
          </table:table-cell>
          <table:table-cell table:style-name="ce1" table:formula="of:=[.B10]/[Sheet2.B1]" office:value-type="float" office:value="41.5896695756955" calcext:value-type="float">
            <text:p>41.59</text:p>
          </table:table-cell>
          <table:table-cell office:value-type="string" calcext:value-type="string">
            <text:p>kip</text:p>
          </table:table-cell>
          <table:table-cell table:number-columns-repeated="2"/>
        </table:table-row>
        <table:table-row table:style-name="ro1" table:number-rows-repeated="9"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0]*[$Sheet2.B2]"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A21]*[$Sheet2.B3]" office:value-type="float" office:value="0.1143" calcext:value-type="float">
            <text:p>0.114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formula="of:=[.B20]+[.B21]" office:value-type="float" office:value="8.3439" calcext:value-type="float">
            <text:p>8.343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3]*[$Sheet2.B2]" office:value-type="float" office:value="8.2296" calcext:value-type="float">
            <text:p>8.2296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A24]*[$Sheet2.B3]" office:value-type="float" office:value="0.0889" calcext:value-type="float">
            <text:p>0.088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formula="of:=[.B23]+[.B24]" office:value-type="float" office:value="8.3185" calcext:value-type="float">
            <text:p>8.318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7]*[$Sheet2.B2]" office:value-type="float" office:value="2.7432" calcext:value-type="float">
            <text:p>2.7432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formula="of:=1+1/8" office:value-type="float" office:value="1.125" calcext:value-type="float">
            <text:p>1.125</text:p>
          </table:table-cell>
          <table:table-cell table:formula="of:=[.A28]*[$Sheet2.B3]" office:value-type="float" office:value="0.028575" calcext:value-type="float">
            <text:p>0.02857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formula="of:=[.B27]+[.B28]" office:value-type="float" office:value="2.771775" calcext:value-type="float">
            <text:p>2.77177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.16" calcext:value-type="float">
            <text:p>4.16</text:p>
          </table:table-cell>
          <table:table-cell table:style-name="ce1" table:formula="of:=[.A31]/[$Sheet2.B2]" office:value-type="float" office:value="13.6482939632546" calcext:value-type="float">
            <text:p>13.65</text:p>
          </table:table-cell>
          <table:table-cell/>
          <table:table-cell table:formula="of:=FLOOR([.B31])" office:value-type="float" office:value="13" calcext:value-type="float">
            <text:p>13</text:p>
          </table:table-cell>
          <table:table-cell table:formula="of:=([.B31]-[.D31])*12" office:value-type="float" office:value="7.77952755905512" calcext:value-type="float">
            <text:p>7.77952755905512</text:p>
          </table:table-cell>
          <table:table-cell table:formula="of:=FLOOR([.E31])"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ound2N</text:p>
          </table:table-cell>
          <table:table-cell table:formula="of:=4.44822" office:value-type="float" office:value="4.44822" calcext:value-type="float">
            <text:p>4.45</text:p>
          </table:table-cell>
        </table:table-row>
        <table:table-row table:style-name="ro1">
          <table:table-cell office:value-type="string" calcext:value-type="string">
            <text:p>foot2meter</text:p>
          </table:table-cell>
          <table:table-cell table:formula="of:=0.3048" office:value-type="float" office:value="0.3048" calcext:value-type="float">
            <text:p>0.30</text:p>
          </table:table-cell>
        </table:table-row>
        <table:table-row table:style-name="ro1">
          <table:table-cell office:value-type="string" calcext:value-type="string">
            <text:p>inch2meter</text:p>
          </table:table-cell>
          <table:table-cell office:value-type="float" office:value="0.0254" calcext:value-type="float">
            <text:p>0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11:53:44.180479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8:45:02.279466260</meta:creation-date>
    <dc:date>2020-02-29T14:46:33.446336308</dc:date>
    <meta:editing-duration>PT1H5M25S</meta:editing-duration>
    <meta:editing-cycles>8</meta:editing-cycles>
    <meta:generator>LibreOffice/6.0.7.3$Linux_X86_64 LibreOffice_project/00m0$Build-3</meta:generator>
    <meta:document-statistic meta:table-count="2" meta:cell-count="68" meta:object-count="0"/>
  </office:meta>
</office:document-meta>
</file>